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li_data_-_June_201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1: Top 10 humanitarian donors to Mali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17 June 2015.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onor</text:p>
          </table:table-cell>
          <table:table-cell office:value-type="string" table:style-name="ce1">
            <text:p>Amount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witzerland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Denmark</text:p>
          </table:table-cell>
          <table:table-cell office:value-type="float" office:value="2.9" table:style-name="ce1">
            <text:p>2.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ermany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weden</text:p>
          </table:table-cell>
          <table:table-cell office:value-type="float" office:value="6.3" table:style-name="ce1">
            <text:p>6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apan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audi Arabia<text:s/>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arry-over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nada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ECHO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</text:p>
          </table:table-cell>
          <table:table-cell office:value-type="float" office:value="38.1" table:style-name="ce1">
            <text:p>38.1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ecky Carley</meta:initial-creator>
    <dc:creator>beckyc</dc:creator>
    <meta:creation-date>2015-06-18T11:59:16Z</meta:creation-date>
    <dc:date>2015-06-18T11:59:16Z</dc:date>
  </office:meta>
</office:document-meta>
</file>